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goe UI" svg:font-family="'Segoe UI', 'Segoe UI Web (West European)', 'Segoe UI', apple-system, BlinkMacSystemFont, Roboto, 'Helvetica Neu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1fd0"/>
    </style:style>
    <style:style style:name="P2" style:family="paragraph" style:parent-style-name="Standard">
      <style:text-properties style:font-name="Liberation Serif" fo:font-size="13pt" style:text-underline-style="none" officeooo:rsid="0029625d" officeooo:paragraph-rsid="000b3df0" style:font-size-asian="13pt" style:font-size-complex="13pt"/>
    </style:style>
    <style:style style:name="P3" style:family="paragraph" style:parent-style-name="Standard">
      <style:text-properties style:font-name="Liberation Serif" fo:font-size="13pt" style:text-underline-style="none" officeooo:rsid="0029dc77" officeooo:paragraph-rsid="000b3df0" style:font-size-asian="13pt" style:font-size-complex="13pt"/>
    </style:style>
    <style:style style:name="P4" style:family="paragraph" style:parent-style-name="Standard">
      <style:text-properties style:font-name="Liberation Serif" fo:font-size="13pt" style:text-underline-style="none" fo:font-weight="bold" officeooo:rsid="0029dc77" officeooo:paragraph-rsid="000b3df0" style:font-size-asian="13pt" style:font-weight-asian="bold" style:font-size-complex="13pt" style:font-weight-complex="bold"/>
    </style:style>
    <style:style style:name="P5" style:family="paragraph" style:parent-style-name="Standard">
      <style:text-properties style:font-name="Liberation Serif" fo:font-size="13pt" officeooo:paragraph-rsid="000b3df0"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29dc77" style:font-weight-asian="bold" style:font-weight-complex="bold"/>
    </style:style>
    <style:style style:name="T3" style:family="text">
      <style:text-properties fo:font-weight="bold" officeooo:rsid="002a81ae" style:font-weight-asian="bold" style:font-weight-complex="bold"/>
    </style:style>
    <style:style style:name="T4" style:family="text">
      <style:text-properties fo:font-weight="bold" officeooo:rsid="000df98a" style:font-weight-asian="bold" style:font-weight-complex="bold"/>
    </style:style>
    <style:style style:name="T5" style:family="text">
      <style:text-properties officeooo:rsid="0029dc77"/>
    </style:style>
    <style:style style:name="T6" style:family="text">
      <style:text-properties officeooo:rsid="002a81ae"/>
    </style:style>
    <style:style style:name="T7" style:family="text">
      <style:text-properties officeooo:rsid="000b3df0"/>
    </style:style>
    <style:style style:name="T8" style:family="text">
      <style:text-properties officeooo:rsid="000c11ff"/>
    </style:style>
    <style:style style:name="T9" style:family="text">
      <style:text-properties officeooo:rsid="000df98a"/>
    </style:style>
    <style:style style:name="T10" style:family="text">
      <style:text-properties fo:font-weight="normal" officeooo:rsid="000df98a" style:font-weight-asian="normal" style:font-weight-complex="normal"/>
    </style:style>
    <style:style style:name="T11" style:family="text">
      <style:text-properties officeooo:rsid="000e1fd0"/>
    </style:style>
    <style:style style:name="T12" style:family="text">
      <style:text-properties fo:font-variant="normal" fo:text-transform="none" fo:color="#201f1e" style:font-name="Segoe UI" fo:font-size="10.5pt" fo:letter-spacing="normal" fo:font-style="normal" fo:font-weight="normal"/>
    </style:style>
    <style:style style:name="T13" style:family="text">
      <style:text-properties fo:font-variant="normal" fo:text-transform="none" fo:color="#201f1e" fo:font-size="10.5pt" fo:letter-spacing="normal" fo:font-style="normal" fo:font-weight="normal"/>
    </style:style>
    <style:style style:name="T14" style:family="text">
      <style:text-properties fo:font-variant="normal" fo:text-transform="none" fo:color="#201f1e" style:font-name="Liberation Serif" fo:font-size="10.5pt" fo:letter-spacing="normal" fo:font-style="normal" fo:font-weight="normal"/>
    </style:style>
    <style:style style:name="T15" style:family="text">
      <style:text-properties fo:font-variant="normal" fo:text-transform="none" fo:color="#201f1e" style:font-name="Liberation Serif" fo:letter-spacing="normal" fo:font-style="normal" fo:font-weight="normal"/>
    </style:style>
    <style:style style:name="T16" style:family="text">
      <style:text-properties fo:font-variant="normal" fo:text-transform="none" fo:color="#201f1e" style:font-name="Liberation Serif" fo:font-size="13pt" fo:letter-spacing="normal" fo:font-style="normal" fo:font-weight="normal" style:font-size-asian="13pt" style:font-size-complex="13pt"/>
    </style:style>
    <style:style style:name="T17" style:family="text">
      <style:text-properties style:text-underline-style="none" officeooo:rsid="002be8f1"/>
    </style:style>
    <style:style style:name="T18" style:family="text">
      <style:text-properties style:text-underline-style="none" officeooo:rsid="000e1fd0"/>
    </style:style>
    <style:style style:name="T19" style:family="text">
      <style:text-properties style:text-underline-style="none" fo:font-weight="bold" officeooo:rsid="000df98a" style:font-weight-asian="bold" style:font-weight-complex="bold"/>
    </style:style>
    <style:style style:name="T20" style:family="text">
      <style:text-properties style:text-underline-style="none" fo:font-weight="bold" officeooo:rsid="002be8f1" style:font-weight-asian="bold" style:font-weight-complex="bold"/>
    </style:style>
    <style:style style:name="T21" style:family="text">
      <style:text-properties style:font-name="Liberation Serif"/>
    </style:style>
    <style:style style:name="T22" style:family="text">
      <style:text-properties style:font-name="Liberation Serif" style:text-underline-style="none" officeooo:rsid="002be8f1"/>
    </style:style>
    <style:style style:name="T23" style:family="text">
      <style:text-properties style:font-name="Liberation Serif" style:text-underline-style="none" officeooo:rsid="000e1fd0"/>
    </style:style>
    <style:style style:name="T24" style:family="text">
      <style:text-properties style:font-name="Liberation Serif" officeooo:rsid="000e1fd0"/>
    </style:style>
    <style:style style:name="T25" style:family="text">
      <style:text-properties style:font-name="Liberation Serif" fo:font-size="13pt" style:text-underline-style="none" officeooo:rsid="002be8f1" style:font-size-asian="13pt" style:font-size-complex="13pt"/>
    </style:style>
    <style:style style:name="T26" style:family="text">
      <style:text-properties style:font-name="Liberation Serif" fo:font-size="13pt" style:text-underline-style="none" officeooo:rsid="000e1fd0" style:font-size-asian="13pt" style:font-size-complex="13pt"/>
    </style:style>
    <style:style style:name="T27" style:family="text">
      <style:text-properties style:font-name="Liberation Serif" fo:font-size="13pt" style:font-size-asian="13pt" style:font-size-complex="13pt"/>
    </style:style>
    <style:style style:name="T28" style:family="text">
      <style:text-properties style:font-name="Liberation Serif" fo:font-size="13pt" officeooo:rsid="000e1fd0"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ysan, paysanne, <text:span text:style-name="T9">producteur.e.s</text:span></text:p>
      <text:p text:style-name="P2"/>
      <text:p text:style-name="P2">Aujourd’hui plus que jamais, il est essentiel de <text:span text:style-name="T1">remettre nos profession</text:span><text:span text:style-name="T4">s</text:span><text:span text:style-name="T1"> au </text:span><text:span text:style-name="T2">cœur</text:span><text:span text:style-name="T1"> de l’économie</text:span> de nos territoires. <text:span text:style-name="T1">Les circuits courts doivent se développer</text:span> pour devenir une vraie alternative à la grande distribution</text:p>
      <text:p text:style-name="P2">L’association CET a obtenu un budget d<text:span text:style-name="T9">e la région</text:span> pour réaliser un annuaire des producteurs BIO ou y tendant <text:span text:style-name="T5">et des lieux de distribution de leurs produits </text:span><text:s/>sur un secteur de 40km autour de Castillon <text:span text:style-name="T7">la Bataille</text:span>. <text:span text:style-name="T5">Cet annuaire existera sous deux formes: numérique et papier et sera </text:span><text:span text:style-name="T3">totalement </text:span><text:span text:style-name="T2">gratuit</text:span><text:span text:style-name="T5">. Il sera disponible <text:s/>dans <text:s/>les lieux publics (Mairies,</text:span><text:span text:style-name="T9">offices de tourisme,</text:span><text:span text:style-name="T5"> C</text:span><text:span text:style-name="T9">ommunautés </text:span><text:span text:style-name="T5">D</text:span><text:span text:style-name="T9">e </text:span><text:span text:style-name="T5">C</text:span><text:span text:style-name="T9">ommunes</text:span><text:span text:style-name="T5">,</text:span><text:span text:style-name="T9">associations,marchés</text:span><text:span text:style-name="T5"> …) afin que les consommateurs puissent faire </text:span><text:span text:style-name="T6">sans difficulté, </text:span><text:span text:style-name="T5">le choix de consommer des produits locaux de qualité</text:span></text:p>
      <text:p text:style-name="P4">Votre participation est essentielle car pour être efficace, cet annuaire se doit d’être le plus complet possible. Il ne s’agit pas de réaliser un annuaire de plus mais l’Annuaire de référence <text:span text:style-name="T9">de vos productions sur notre territoire</text:span>.</text:p>
      <text:p text:style-name="P3"><text:span text:style-name="T9">C</text:span>e questionnaire <text:s/><text:span text:style-name="T6">comporte </text:span><text:span text:style-name="T9">aussi</text:span><text:span text:style-name="T6"> des informations personnelles collectées <text:s/>dans le but d’établir </text:span><text:span text:style-name="T3">un bilan de l’agriculture locale </text:span><text:span text:style-name="T6">et </text:span><text:span text:style-name="T3">d’identifier les </text:span><text:span text:style-name="T4">éventuels </text:span><text:span text:style-name="T3">freins au développement</text:span><text:span text:style-name="T6"> d’une offre alimentaire de qualité. Ces </text:span><text:span text:style-name="T9">informations</text:span><text:span text:style-name="T6"> ne seront pas <text:s/>dans l’annuaire et </text:span><text:span text:style-name="T3">seront traitées de façon anonyme. </text:span><text:span text:style-name="T10">Sentez vous </text:span><text:span text:style-name="T6">libre de ne pas y répondre et de nous communiquer uniquement les informations relatives à votre production.</text:span></text:p>
      <text:p text:style-name="P1"><text:span text:style-name="T25">Si vous rencontrez des difficultés pour remplir ce questionnaire, sachez que nous sommes à votre disposition pour vous aider à la saisie des informations requises </text:span><text:span text:style-name="T26">(06 17 25 15 33 , email :</text:span><text:span text:style-name="T16">annuaire@castillonnaisentransition.org</text:span><text:span text:style-name="T27"> , </text:span><text:a xlink:type="simple" xlink:href="https://www.facebook.com/castillonnaisentransition/" text:style-name="Internet_20_link" text:visited-style-name="Visited_20_Internet_20_Link"><text:span text:style-name="T27">https://www.facebook.com/castillonnaisentransition/</text:span></text:a><text:span text:style-name="T27"> </text:span><text:span text:style-name="T28">)</text:span><text:span text:style-name="T27"> </text:span><text:span text:style-name="T28"><text:s/></text:span></text:p>
      <text:p text:style-name="P5"><text:span text:style-name="T19">Pour agir</text:span><text:span text:style-name="T20"> ensemble pour une agriculture nourricière <text:s/>de proximité, inscriv</text:span><text:span text:style-name="T19">ez</text:span><text:span text:style-name="T20"> </text:span><text:span text:style-name="T19">v</text:span><text:span text:style-name="T20">ou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goe UI" svg:font-family="'Segoe UI', 'Segoe UI Web (West European)', 'Segoe UI', apple-system, BlinkMacSystemFont, Roboto, 'Helvetica Neu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3T09:55:30.370000000</meta:creation-date>
    <dc:date>2020-06-24T13:32:28.310000000</dc:date>
    <meta:editing-duration>PT49M59S</meta:editing-duration>
    <meta:editing-cycles>4</meta:editing-cycles>
    <meta:generator>LibreOffice/6.4.3.2$Windows_X86_64 LibreOffice_project/747b5d0ebf89f41c860ec2a39efd7cb15b54f2d8</meta:generator>
    <meta:document-statistic meta:table-count="0" meta:image-count="0" meta:object-count="0" meta:page-count="1" meta:paragraph-count="7" meta:word-count="263" meta:character-count="1806" meta:non-whitespace-character-count="1541"/>
  </office:meta>
</office:document-meta>
</file>